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HTMLSerializer.setOutputFormat( OutputFormat form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Serializer.XHTML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Serializer.XHTMLSerializer( OutputFormat form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Serializer.XHTMLSerializer( OutputStream output , OutputFormat form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Serializer.XHTMLSerializer( Writer writer , OutputFormat form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